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CleaningConvertor.HtmlCleaningConvertor( HtmlCleanerTemplate 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CleaningConvertor.convertToString( Object object , Locale locale , Convertor . FormatCache forma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CleaningConvertor.generateSaxFragment( ContentHandler contentHandl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mlCleaning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CleaningConvertor.convertFromString( String value , Locale locale , Convertor . FormatCache formatCach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